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m das Programm zu installieren entpacken Sie bitte das selbstentpackende Archiv in ein frei wählbares Verzeichnis. Darin enthalten sind die Programmdatei, eine Beispiel-Library, sowie eine HTML-Hilfe.</text:p>
      <text:p text:style-name="Standard">Nach dem Entpacken starten Sie GNR.exe um die Anwendung zu starten.</text:p>
      <text:p text:style-name="Standard"/>
      <text:p text:style-name="Standard">Immer, wenn Sie während der Programmausführung Hilfe benötigen drücken Sie F1 um eine HTML-Hilfe anzuzeig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Thorsten Moll</dc:creator>
    <dc:date>2008-11-13T20:44:34</dc:date>
    <meta:editing-cycles>4</meta:editing-cycles>
    <meta:editing-duration>PT7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55" meta:character-count="376"/>
  </office:meta>
</office:document-meta>
</file>